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arrow">
      <style:graphic-properties svg:stroke-width="0cm" draw:marker-start-width="0.475cm" draw:marker-end-width="0.075cm" draw:textarea-horizontal-align="justify" draw:textarea-vertical-align="middle" draw:auto-grow-height="true" fo:min-height="1.423cm" fo:padding-top="0.05cm" fo:padding-bottom="0.05cm" fo:padding-left="0.175cm" fo:padding-right="0.175cm" draw:shadow="visible"/>
    </style:style>
    <style:style style:name="gr3" style:family="graphic" style:parent-style-name="objectwitharrow">
      <style:graphic-properties svg:stroke-width="0cm" draw:marker-start-width="0.475cm" draw:marker-end-width="0.075cm" draw:textarea-horizontal-align="justify" draw:textarea-vertical-align="middle" draw:auto-grow-height="true" fo:min-height="1.545cm" fo:padding-top="0.05cm" fo:padding-bottom="0.05cm" fo:padding-left="0.175cm" fo:padding-right="0.175cm" draw:shadow="visible"/>
    </style:style>
    <style:style style:name="gr4" style:family="graphic" style:parent-style-name="objectwitharrow">
      <style:graphic-properties svg:stroke-width="0cm" draw:marker-start-width="0.475cm" draw:marker-end-width="0.075cm" draw:textarea-vertical-align="middle" fo:padding-top="0.05cm" fo:padding-bottom="0.05cm" fo:padding-left="0.175cm" fo:padding-right="0.175cm"/>
    </style:style>
    <style:style style:name="gr5" style:family="graphic" style:parent-style-name="objectwitharrow">
      <style:graphic-properties svg:stroke-width="0cm" draw:marker-start-width="0.475cm" draw:marker-end-width="0.075cm" draw:textarea-horizontal-align="justify" draw:textarea-vertical-align="middle" draw:auto-grow-height="true" fo:min-height="1.111cm" fo:padding-top="0.05cm" fo:padding-bottom="0.05cm" fo:padding-left="0.175cm" fo:padding-right="0.175cm" draw:shadow="visi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21cm" svg:y1="9.226cm" svg:x2="23.4cm" svg:y2="5.933cm" draw:start-shape="id1" draw:start-glue-point="1" draw:end-shape="id2" svg:d="M21000 9226h1301v-3293h1099" svg:viewBox="0 0 2401 3294">
          <text:p/>
        </draw:connector>
        <draw:custom-shape draw:style-name="gr2" draw:text-style-name="P2" xml:id="id2" draw:id="id2" draw:layer="layout" svg:width="3.8cm" svg:height="1.687cm" svg:x="23.4cm" svg:y="5.09cm">
          <text:p text:style-name="P2"><text:span text:style-name="T1">Sobre nosotro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3.8cm" svg:height="1.823cm" svg:x="23.6cm" svg:y="8.154cm">
          <text:p text:style-name="P2"><text:span text:style-name="T1">¿Qué es Emozio?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21cm" svg:y1="9.226cm" svg:x2="23.6cm" svg:y2="9.065cm" draw:start-shape="id1" draw:start-glue-point="1" draw:end-shape="id3" draw:end-glue-point="3" svg:d="M21000 9226h1401v-161h1199" svg:viewBox="0 0 2601 162">
          <text:p/>
        </draw:connector>
        <draw:custom-shape draw:style-name="gr3" draw:text-style-name="P2" xml:id="id4" draw:id="id4" draw:layer="layout" svg:width="3.8cm" svg:height="1.823cm" svg:x="23.5cm" svg:y="10.777cm">
          <text:p text:style-name="P2"><text:span text:style-name="T1">Datos de contacto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21cm" svg:y1="9.226cm" svg:x2="23.5cm" svg:y2="11.688cm" draw:start-shape="id1" draw:end-shape="id4" svg:d="M21000 9226h1351v2462h1149" svg:viewBox="0 0 2501 2463">
          <text:p/>
        </draw:connector>
        <draw:custom-shape draw:style-name="gr5" draw:text-style-name="P2" xml:id="id5" draw:id="id5" draw:layer="layout" svg:width="4cm" svg:height="1.341cm" svg:x="10.9cm" svg:y="8.6cm">
          <text:p text:style-name="P2"><text:span text:style-name="T1">Plataforma web Emoz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7cm" svg:y1="9.226cm" svg:x2="14.9cm" svg:y2="9.27cm" draw:start-shape="id1" draw:start-glue-point="3" draw:end-shape="id5" draw:end-glue-point="1" svg:d="M17000 9226h-949v44h-1151" svg:viewBox="0 0 2101 45">
          <text:p/>
        </draw:connector>
        <draw:custom-shape draw:style-name="gr5" draw:text-style-name="P2" xml:id="id1" draw:id="id1" draw:layer="layout" svg:width="4cm" svg:height="1.341cm" svg:x="17cm" svg:y="8.556cm">
          <text:p text:style-name="P2"><text:span text:style-name="T1">Información gener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6" draw:id="id6" draw:layer="layout" svg:width="4cm" svg:height="1.341cm" svg:x="10.9cm" svg:y="5.059cm">
          <text:p text:style-name="P2"><text:span text:style-name="T1">Perfil usuar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2.9cm" svg:y1="6.4cm" svg:x2="12.9cm" svg:y2="8.6cm" draw:start-shape="id6" draw:start-glue-point="2" draw:end-shape="id5" draw:end-glue-point="0" svg:d="M12900 6400v2200" svg:viewBox="0 0 1 2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stroke-linejoin="miter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6T11:30:49.896265212</meta:creation-date>
    <dc:date>2017-12-16T11:54:13.866235032</dc:date>
    <meta:editing-duration>P0D</meta:editing-duration>
    <meta:editing-cycles>2</meta:editing-cycles>
    <meta:generator>LibreOffice/4.2.8.2$Linux_X86_64 LibreOffice_project/420m0$Build-2</meta:generator>
    <meta:document-statistic meta:object-count="11"/>
  </office:meta>
</office:document-meta>
</file>